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uxi sans" svg:font-family="'luxi sans',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fo:font-variant="normal" fo:text-transform="none" fo:color="#000000" style:font-name="monospace" fo:letter-spacing="normal" fo:font-style="normal" fo:font-weight="normal" style:font-weight-asian="bold" style:font-weight-complex="bold"/>
    </style:style>
    <style:style style:name="P2" style:family="paragraph" style:parent-style-name="Preformatted_20_Text">
      <style:text-properties fo:font-variant="normal" fo:text-transform="none" fo:color="#000000" style:font-name="Liberation Serif" fo:font-size="12pt" fo:letter-spacing="normal" fo:font-style="normal" fo:font-weight="normal" style:font-size-asian="12pt" style:font-weight-asian="bold" style:font-size-complex="12pt"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0272ff6" officeooo:paragraph-rsid="00272ff6"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weight="normal" officeooo:rsid="00272ff6" officeooo:paragraph-rsid="00272ff6" style:font-weight-asian="normal" style:font-weight-complex="normal"/>
    </style:style>
    <style:style style:name="P7" style:family="paragraph" style:parent-style-name="Standard">
      <style:text-properties fo:font-variant="normal" fo:text-transform="none" fo:color="#000000" style:font-name="Liberation Sans" fo:font-size="12pt" fo:letter-spacing="normal" fo:font-style="normal" fo:font-weight="normal" style:font-size-asian="12pt" style:font-weight-asian="normal" style:font-size-complex="12pt" style:font-weight-complex="normal"/>
    </style:style>
    <style:style style:name="P8" style:family="paragraph" style:parent-style-name="Standard">
      <style:text-properties style:font-name="Liberation Serif" fo:font-weight="bold" officeooo:paragraph-rsid="00272ff6"/>
    </style:style>
    <style:style style:name="P9" style:family="paragraph" style:parent-style-name="Standard">
      <style:text-properties style:font-name="Liberation Serif"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fo:color="#000000" style:font-name="Liberation Serif" fo:font-size="12pt" fo:letter-spacing="normal" fo:font-style="normal" fo:font-weight="normal" style:font-size-asian="12pt" style:font-weight-asian="bold" style:font-size-complex="12pt" style:font-weight-complex="bold"/>
    </style:style>
    <style:style style:name="T4" style:family="text">
      <style:text-properties fo:font-variant="normal" fo:text-transform="none" fo:color="#000000" style:font-name="monospace" fo:letter-spacing="normal" fo:font-style="normal" fo:font-weight="normal"/>
    </style:style>
    <style:style style:name="T5" style:family="text">
      <style:text-properties fo:font-variant="normal" fo:text-transform="none" fo:color="#000000" fo:letter-spacing="normal" fo:font-style="normal" fo:font-weight="normal"/>
    </style:style>
    <style:style style:name="T6" style:family="text">
      <style:text-properties officeooo:rsid="00272ff6"/>
    </style:style>
    <style:style style:name="T7" style:family="text">
      <style:text-properties officeooo:rsid="00272ff6"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actice : links</text:p>
      <text:p text:style-name="P3">1. Create two files named winter.txt and summer.txt, put some text in them.</text:p>
      <text:p text:style-name="P5">user@user-OptiPlex-9020:~/Desktop/Commands and Development Tools/Assignemnts/Commands$ <text:span text:style-name="T1">cat &gt; summer.txt</text:span></text:p>
      <text:p text:style-name="P5">Summer is the hottest of the four temperate seasons, falling after spring and before autumn. At or around the summer solstice (about 3 days before Midsummer Day), the earliest sunrise and latest sunset occurs, the days are longest and the nights are shortest, with day length decreasing as the season progresses after the solstice. </text:p>
      <text:p text:style-name="P5">ls -l summer.txt</text:p>
      <text:p text:style-name="P5">-rw-rw-r-- 1 user user 525 Sep 30 15:17 summer.txt</text:p>
      <text:p text:style-name="P5"/>
      <text:p text:style-name="P3"><text:s/>cat &gt; winter.txt</text:p>
      <text:p text:style-name="P5">Winter is the coldest season of the year in polar and temperate zones (winter does not occur in most of the tropical zone). It occurs after autumn and before spring in each year. Winter is caused by the axis of the Earth in that hemisphere being oriented away from the Sun.</text:p>
      <text:p text:style-name="P5">^Z</text:p>
      <text:p text:style-name="P5">[3]+ <text:s/>Stopped <text:s text:c="16"/>cat &gt; winter.txt</text:p>
      <text:p text:style-name="P5">user@user-OptiPlex-9020:~/Desktop/Commands and Development Tools/Assignemnts/Commands$<text:span text:style-name="T1"> ls -l winter.txt</text:span></text:p>
      <text:p text:style-name="P5">-rw-rw-r-- 1 user user 274 Sep 30 15:26 winter.txt</text:p>
      <text:p text:style-name="P5"/>
      <text:p text:style-name="P3">2. Create a hard link to winter.txt named hlwinter.txt.</text:p>
      <text:p text:style-name="P5">ln -s winter.txt hlwinter.txt</text:p>
      <text:p text:style-name="P5">ls -l</text:p>
      <text:p text:style-name="P5">lrwxrwxrwx 1 user user <text:s text:c="3"/>10 Sep 30 15:50 <text:s/>hlwinter.txt -&gt; winter.txt</text:p>
      <text:p text:style-name="P5"/>
      <text:p text:style-name="P3">3. Display the inode numbers of these three files, does the hard links have the same inode?</text:p>
      <text:p text:style-name="P3">ls -li winter.txt summer.txt hlwinter.txt</text:p>
      <text:p text:style-name="P5">13110189 lrwxrwxrwx 1 user user <text:s/>10 Sep 30 15:50 hlwinter.txt -&gt; winter.txt</text:p>
      <text:p text:style-name="P5">13110035 -rw-rw-r-- 1 user user 525 Sep 30 15:17 summer.txt</text:p>
      <text:p text:style-name="P5">13110174 -rw-rw-r-- 1 user user <text:s text:c="2"/>0 Sep 30 16:00 winter.txt</text:p>
      <text:p text:style-name="P3"/>
      <text:p text:style-name="P3">4. Use the find command to list the two hardlinked files</text:p>
      <text:p text:style-name="P5">ls -i</text:p>
      <text:p text:style-name="P5">13110189 <text:s/>hlwinter.txt <text:s text:c="15"/>13109582 'working with files.md'</text:p>
      <text:p text:style-name="P5">find . -inum 13110189</text:p>
      <text:p text:style-name="P5">./hlwinter.txt</text:p>
      <text:p text:style-name="P3"/>
      <text:p text:style-name="P3">5. Everything about a file is in the inode, except two things : name them!</text:p>
      <text:p text:style-name="P7">The name of the file is in a directory, and the contents is somewhere on the disk.</text:p>
      <text:p text:style-name="P3"/>
      <text:p text:style-name="P3">6. Create a symbolic link to summer.txt called slsummer.txt.</text:p>
      <text:p text:style-name="P1">ln -s summer.txt slsummer.txt</text:p>
      <text:p text:style-name="P5">13110183 <text:s/>slsummer.txt</text:p>
      <text:p text:style-name="P3"/>
      <text:p text:style-name="P3">7. Find all files with inode number 2. What does this information tell you ?</text:p>
      <text:p text:style-name="Text_20_body"><text:span text:style-name="T3">It tells you there is more than one inode table (one for every formatted partition + virtual file systems)</text:span></text:p>
      <text:p text:style-name="P3">8. Look at the directories /etc/init.d/ /etc/rc2.d/ /etc/rc3.d/ ... do you see the links ?</text:p>
      <text:p text:style-name="P3"><text:span text:style-name="T6">a.</text:span> <text:span text:style-name="T2">ls -l /etc/init.d</text:span></text:p>
      <text:p text:style-name="P5">total 168</text:p>
      <text:p text:style-name="P5">-rwxr-xr-x 1 root root 2269 Nov 28 <text:s/>2019 acpid</text:p>
      <text:p text:style-name="P5"><text:soft-page-break/>-rwxr-xr-x 1 root root 5574 Nov <text:s/>5 <text:s/>2019 alsa-utils</text:p>
      <text:p text:style-name="P5">-rwxr-xr-x 1 root root 2055 Jul 16 <text:s/>2019 anacron</text:p>
      <text:p text:style-name="P5">-rwxr-xr-x 1 root root 3740 Apr <text:s/>1 13:35 apparmor</text:p>
      <text:p text:style-name="P5">-rwxr-xr-x 1 root root 2964 Dec <text:s/>7 <text:s/>2019 apport</text:p>
      <text:p text:style-name="P5">-rwxr-xr-x 1 root root 2401 Aug 21 <text:s/>2018 avahi-daemon</text:p>
      <text:p text:style-name="P5">-rwxr-xr-x 1 root root 2968 Feb 26 <text:s/>2020 bluetooth</text:p>
      <text:p text:style-name="P5"/>
      <text:p text:style-name="P6"><text:span text:style-name="T1">b.</text:span>ls -l /etc/rc2.d</text:p>
      <text:p text:style-name="P6">total 0</text:p>
      <text:p text:style-name="P6">lrwxrwxrwx 1 root root 27 Sep 22 15:29 K01speech-dispatcher -&gt; ../init.d/speech-dispatcher</text:p>
      <text:p text:style-name="P6">lrwxrwxrwx 1 root root 15 Sep 22 15:29 S01acpid -&gt; ../init.d/acpid</text:p>
      <text:p text:style-name="P6">lrwxrwxrwx 1 root root 17 Sep 22 15:29 S01anacron -&gt; ../init.d/anacron</text:p>
      <text:p text:style-name="P6">lrwxrwxrwx 1 root root 16 Sep 22 15:29 S01apport -&gt; ../init.d/apport</text:p>
      <text:p text:style-name="P6">lrwxrwxrwx 1 root root 22 Sep 22 15:29 S01avahi-daemon -&gt; ../init.d/avahi-daemon</text:p>
      <text:p text:style-name="P3"/>
      <text:p text:style-name="P8"><text:span text:style-name="T7">C.</text:span><text:span text:style-name="T5">ls -l /etc/rc3.d</text:span></text:p>
      <text:p text:style-name="P8"><text:span text:style-name="T5">rwxrwxrwx 1 root root 19 Sep 22 15:29 S01bluetooth -&gt; ../init.d/bluetooth</text:span></text:p>
      <text:p text:style-name="P8"><text:span text:style-name="T5">lrwxrwxrwx 1 root root 26 Sep 22 15:29 S01console-setup.sh -&gt; ../init.d/console-setup.sh</text:span></text:p>
      <text:p text:style-name="P8"><text:span text:style-name="T5">lrwxrwxrwx 1 root root 14 Sep 22 15:29 S01cron -&gt; ../init.d/cron</text:span></text:p>
      <text:p text:style-name="P8"><text:span text:style-name="T5">lrwxrwxrwx 1 root root 14 Sep 22 15:29 S01cups -&gt; ../init.d/cups</text:span></text:p>
      <text:p text:style-name="P8"><text:span text:style-name="T5">lrwxrwxrwx 1 root root 22 Sep 22 15:29 S01cups-browsed -&gt; ../init.d/cups-browsed</text:span></text:p>
      <text:p text:style-name="P8"><text:span text:style-name="T5">lrwxrwxrwx 1 root root 14 Sep 22 15:29 S01dbus -&gt; ../init.d/dbus</text:span></text:p>
      <text:p text:style-name="P8"><text:span text:style-name="T5">lrwxrwxrwx 1 root root 14 Sep 22 15:29 S01gdm3 -&gt; ../init.d/gdm3</text:span></text:p>
      <text:p text:style-name="P4"/>
      <text:p text:style-name="P3">9. Look in /lib with ls -l...</text:p>
      <text:p text:style-name="P5">ls -l /lib</text:p>
      <text:p text:style-name="P5">lrwxrwxrwx 1 root root 7 Sep 22 15:29 /lib -&gt; usr/lib</text:p>
      <text:p text:style-name="P3"/>
      <text:p text:style-name="P3">10. Use find to look in your home directory for regular files that do not(!) have one hard link.</text:p>
      <text:p text:style-name="P9">ls -i</text:p>
      <text:p text:style-name="P2">find ~ ! -links 1 -type f</text:p>
      <text:p text:style-name="Text_20_body"><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uxi sans" svg:font-family="'luxi sans',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30T15:11:35.185793748</meta:creation-date>
    <dc:date>2020-09-30T17:20:06.692024628</dc:date>
    <meta:editing-duration>PT6M40S</meta:editing-duration>
    <meta:editing-cycles>1</meta:editing-cycles>
    <meta:document-statistic meta:table-count="0" meta:image-count="0" meta:object-count="0" meta:page-count="2" meta:paragraph-count="65" meta:word-count="623" meta:character-count="3777" meta:non-whitespace-character-count="3165"/>
    <meta:generator>LibreOffice/6.4.4.2$Linux_X86_64 LibreOffice_project/40$Build-2</meta:generator>
  </office:meta>
</office:document-meta>
</file>